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4335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2.3925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852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8126in" fo:break-before="auto" style:use-optimal-row-height="fals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1.181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Excel_20_Built-in_20_Normal" style:data-style-name="N117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 style:data-style-name="N116">
      <style:table-cell-properties fo:background-color="#dae5f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116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116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 style:data-style-name="N117">
      <style:table-cell-properties fo:background-color="#666666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ae5f3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 style:data-style-name="N117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0.845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1.379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1.557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1.201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auto-grow-height="true" draw:auto-grow-width="false" fo:max-width="4.7244in" fo:min-height="1.023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 and cell-content-is-between(ISNUMBER(DATEVALUE([.A1])),0)" table:allow-empty-cell="true" table:base-cell-address="od1.A1">
          <table:help-message table:display="true">
            <text:p>Enter a valid date</text:p>
          </table:help-message>
          <table:error-message table:message-type="warning" table:display="true"/>
        </table:content-validation>
        <table:content-validation table:name="val2" table:condition="of:cell-content-is-in-list(&quot;title&quot;;&quot;era&quot;)" table:allow-empty-cell="true" table:display-list="unsorted" table:base-cell-address="od1.A1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</table:content-validations>
      <table:table table:name="od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>
            <office:annotation draw:style-name="gr1" draw:text-style-name="P1" svg:width="6.7535in" svg:height="0.9244in" svg:x="1.5591in" svg:y="0.5303in" draw:caption-point-x="-0.1898in" draw:caption-point-y="-0.5264in">
              <dc:date>2014-08-28T00:00:00</dc:date>
              <text:p text:style-name="P1">(Required) </text:p>
            </office:annotation>
            <text:p>Start Date</text:p>
          </table:table-cell>
          <table:table-cell table:style-name="ce1" office:value-type="string">
            <office:annotation draw:style-name="gr1" draw:text-style-name="P1" svg:width="6.6429in" svg:height="0.9244in" svg:x="2.987in" svg:y="0.5303in" draw:caption-point-x="-0.1898in" draw:caption-point-y="-0.5264in">
              <dc:date>2014-08-28T00:00:00</dc:date>
              <text:p text:style-name="P1">(Optional) </text:p>
            </office:annotation>
            <text:p>End Date</text:p>
          </table:table-cell>
          <table:table-cell table:style-name="ce5" office:value-type="string">
            <office:annotation draw:style-name="gr1" draw:text-style-name="P1" svg:width="6.863in" svg:height="0.9244in" svg:x="4.6122in" svg:y="0.5303in" draw:caption-point-x="-0.1898in" draw:caption-point-y="-0.5264in">
              <dc:date>2014-08-28T00:00:00</dc:date>
              <text:p text:style-name="P1">(Required)</text:p>
            </office:annotation>
            <text:p>Headline</text:p>
          </table:table-cell>
          <table:table-cell table:style-name="ce5" office:value-type="string">
            <office:annotation draw:style-name="gr1" draw:text-style-name="P1" svg:width="5.7969in" svg:height="0.9244in" svg:x="6.9957in" svg:y="0.5303in" draw:caption-point-x="-0.1898in" draw:caption-point-y="-0.5264in">
              <dc:date>2014-08-28T00:00:00</dc:date>
              <text:p text:style-name="P1">(Optional) </text:p>
            </office:annotation>
            <text:p>Text</text:p>
          </table:table-cell>
          <table:table-cell table:style-name="ce9" office:value-type="string">
            <office:annotation draw:style-name="gr2" draw:text-style-name="P1" svg:width="5.7972in" svg:height="1.4579in" svg:x="8.3126in" svg:y="0.5303in" draw:caption-point-x="-0.1898in" draw:caption-point-y="-0.5264in">
              <dc:date>2014-08-28T00:00:00</dc:date>
              <text:p text:style-name="P1">(Optional) </text:p>
              <text:p text:style-name="P1"/>
              <text:p text:style-name="P1">can be a link to:</text:p>
              <text:p text:style-name="P1">youtube, vimeo, soundcloud, dailymotion, instagram, twit pic, twitter status, google plus status, wikipedia, or an image</text:p>
            </office:annotation>
            <text:p>Media</text:p>
          </table:table-cell>
          <table:table-cell table:style-name="ce9" office:value-type="string">
            <office:annotation draw:style-name="gr1" draw:text-style-name="P1" svg:width="5.7972in" svg:height="0.9244in" svg:x="9.6299in" svg:y="0.5303in" draw:caption-point-x="-0.1898in" draw:caption-point-y="-0.5264in">
              <dc:date>2014-08-28T00:00:00</dc:date>
              <text:p text:style-name="P1">(Optional) </text:p>
            </office:annotation>
            <text:p>Media Credit</text:p>
          </table:table-cell>
          <table:table-cell table:style-name="ce9" office:value-type="string">
            <office:annotation draw:style-name="gr1" draw:text-style-name="P1" svg:width="5.2693in" svg:height="0.9244in" svg:x="11.4752in" svg:y="0.5303in" draw:caption-point-x="-0.1898in" draw:caption-point-y="-0.5264in">
              <dc:date>2014-08-28T00:00:00</dc:date>
              <text:p text:style-name="P1">(Optional) </text:p>
            </office:annotation>
            <text:p>Media Caption</text:p>
          </table:table-cell>
          <table:table-cell table:style-name="ce9" office:value-type="string">
            <text:p>Media Thumbnail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ag</text:p>
          </table:table-cell>
          <table:table-cell table:number-columns-repeated="17"/>
          <table:table-cell>
            <office:annotation draw:style-name="gr3" draw:text-style-name="P1" svg:width="5.2693in" svg:height="1.6358in" svg:x="39.1382in" svg:y="0.5303in" draw:caption-point-x="-0.1898in" draw:caption-point-y="-0.5264in">
              <dc:date>2014-08-28T00:00:00</dc:date>
              <text:p text:style-name="P1">(Optional) </text:p>
              <text:p text:style-name="P1">This indicates which slide is the title slide.</text:p>
              <text:p text:style-name="P1"/>
              <text:p text:style-name="P1">You can also set era slides but please note that era slides will only display headlines and dates (no media)</text:p>
              <text:p text:style-name="P1"/>
            </office:annotation>
          </table:table-cell>
          <table:table-cell>
            <office:annotation draw:style-name="gr4" draw:text-style-name="P1" svg:width="5.2689in" svg:height="1.2803in" svg:x="40.4555in" svg:y="0.5303in" draw:caption-point-x="-0.1898in" draw:caption-point-y="-0.5264in">
              <dc:date>2014-08-28T00:00:00</dc:date>
              <text:p text:style-name="P1">(Optional) </text:p>
              <text:p text:style-name="P1">Tags (Categories) </text:p>
              <text:p text:style-name="P1">You can have up to 6. If you define more than 6 some of them won't be displayed.</text:p>
            </office:annotation>
          </table:table-cell>
          <table:table-cell>
            <office:annotation draw:style-name="gr5" draw:text-style-name="P1" svg:width="5.2689in" svg:height="1.1024in" svg:x="41.7728in" svg:y="0.5303in" draw:caption-point-x="-0.1898in" draw:caption-point-y="-0.5264in">
              <dc:date>2014-08-28T00:00:00</dc:date>
              <text:p text:style-name="P1">(Optional) </text:p>
              <text:p text:style-name="P1">Link to a image file. The image should be no larger than 32px x 32px.</text:p>
            </office:annotation>
          </table:table-cell>
          <table:table-cell table:number-columns-repeated="994"/>
        </table:table-row>
        <table:table-row table:style-name="ro2">
          <table:table-cell table:style-name="ce2" office:value-type="float" office:value="41616">
            <text:p>12/8/2013 0:00:00</text:p>
          </table:table-cell>
          <table:table-cell table:style-name="ce2"/>
          <table:table-cell table:style-name="ce6" office:value-type="string">
            <text:p>Story of Dogecoin</text:p>
          </table:table-cell>
          <table:table-cell table:style-name="ce6" office:value-type="string">
            <text:p>The History of Dogecoin</text:p>
          </table:table-cell>
          <table:table-cell table:style-name="ce6" office:value-type="string">
            <text:p>http://dogecoin.com/imgs/dogecoin-300.png</text:p>
          </table:table-cell>
          <table:table-cell table:style-name="ce6" office:value-type="string">
            <text:p>Dogecoin.com</text:p>
          </table:table-cell>
          <table:table-cell table:style-name="ce6" office:value-type="string">
            <text:p>&lt;a href="dogecoin.com"&gt;All about dogecoin&lt;/a&gt;</text:p>
          </table:table-cell>
          <table:table-cell table:style-name="ce6"/>
          <table:table-cell table:style-name="ce6" table:content-validation-name="val2" office:value-type="string">
            <text:p>title</text:p>
          </table:table-cell>
          <table:table-cell table:style-name="ce8"/>
          <table:table-cell table:number-columns-repeated="1014"/>
        </table:table-row>
        <table:table-row table:style-name="ro3">
          <table:table-cell table:style-name="ce2" office:value-type="float" office:value="41616">
            <text:p>12/8/2013 0:00:00</text:p>
          </table:table-cell>
          <table:table-cell table:style-name="ce2"/>
          <table:table-cell table:style-name="ce6" office:value-type="string">
            <text:p>Dogecoin is born!</text:p>
          </table:table-cell>
          <table:table-cell table:style-name="ce6" office:value-type="string">
            <text:p>Jackson Palmer tweets Dogecoin wallets are available for download!</text:p>
          </table:table-cell>
          <table:table-cell table:style-name="ce6" office:value-type="string">
            <text:p>https://www.youtube.com/watch?v=000al7ru3ms</text:p>
          </table:table-cell>
          <table:table-cell table:style-name="ce6" office:value-type="string">
            <text:p>Dogecoin.com</text:p>
          </table:table-cell>
          <table:table-cell table:style-name="ce6" office:value-type="string">
            <text:p>&lt;a href="https://twitter.com/dogecoin/status/409598564549939201"&gt;Tweet By Jackson&lt;/a&gt;</text:p>
          </table:table-cell>
          <table:table-cell table:style-name="ce6"/>
          <table:table-cell table:style-name="ce6" table:content-validation-name="val2"/>
          <table:table-cell table:style-name="ce8"/>
          <table:table-cell table:number-columns-repeated="1014"/>
        </table:table-row>
        <table:table-row table:style-name="ro3">
          <table:table-cell table:style-name="ce2" office:value-type="float" office:value="41627">
            <text:p>12/19/2013 0:00:00</text:p>
          </table:table-cell>
          <table:table-cell table:style-name="ce2"/>
          <table:table-cell table:style-name="ce7" office:value-type="string">
            <text:p>Dogecoin Price Soars!</text:p>
          </table:table-cell>
          <table:table-cell table:style-name="ce7" office:value-type="string">
            <text:p>After being on the market for just over 1 week, Dogecoin price soars 300%. Reddit.com/r/dogecoin has gained over 5000 users.</text:p>
          </table:table-cell>
          <table:table-cell table:style-name="ce7" office:value-type="string">
            <text:p>http://static5.businessinsider.com/image/52b2df16eab8ea421ff15454-500-379/doge.jpg</text:p>
          </table:table-cell>
          <table:table-cell table:style-name="ce7" office:value-type="string">
            <text:p>https://twitter.com/businessinsider/</text:p>
          </table:table-cell>
          <table:table-cell table:style-name="ce6" office:value-type="string">
            <text:p>&lt;a href="https://twitter.com/businessinsider/status/413698062461460481" &gt;Tweet From Bussiness Insider&lt;/a&gt;</text:p>
          </table:table-cell>
          <table:table-cell table:style-name="ce7"/>
          <table:table-cell table:style-name="ce7" table:content-validation-name="val2"/>
          <table:table-cell table:style-name="ce8"/>
          <table:table-cell table:number-columns-repeated="1014"/>
        </table:table-row>
        <table:table-row table:style-name="ro4">
          <table:table-cell table:style-name="ce2" office:value-type="float" office:value="41639">
            <text:p>12/31/2013 0:00:00</text:p>
          </table:table-cell>
          <table:table-cell table:style-name="ce4" table:content-validation-name="val1"/>
          <table:table-cell table:style-name="ce8" office:value-type="string">
            <text:p>Get Your Android Wallet</text:p>
          </table:table-cell>
          <table:table-cell table:style-name="ce8" office:value-type="string">
            <text:p>Dogecoin wallet is released onto the Google Play market.</text:p>
          </table:table-cell>
          <table:table-cell table:style-name="ce8" office:value-type="string">
            <text:p>http://phandroid.s3.amazonaws.com/wp-content/uploads/2013/12/Screenshot_2013-12-31-14-57-15.png</text:p>
          </table:table-cell>
          <table:table-cell table:style-name="ce8" office:value-type="string">
            <text:p>https://play.google.com/store/apps/details?id=de.langerhans.wallet&amp;hl=en</text:p>
          </table:table-cell>
          <table:table-cell table:style-name="ce6" office:value-type="string">
            <text:p>&lt;a href="https://play.google.com/store/apps/details?id=de.langerhans.wallet&amp;hl=en" &gt;Dogecoin Android Wallet&lt;/a&gt;</text:p>
          </table:table-cell>
          <table:table-cell table:style-name="ce8"/>
          <table:table-cell table:style-name="ce8" table:content-validation-name="val2"/>
          <table:table-cell table:style-name="ce8"/>
          <table:table-cell table:number-columns-repeated="1014"/>
        </table:table-row>
        <table:table-row table:style-name="ro3">
          <table:table-cell table:style-name="ce3" table:content-validation-name="val1" office:value-type="float" office:value="41659">
            <text:p>1/20/2014 0:00:00</text:p>
          </table:table-cell>
          <table:table-cell table:style-name="ce3" table:content-validation-name="val1"/>
          <table:table-cell table:style-name="ce7" office:value-type="string">
            <text:p>We helped send a Jamaican bobsled team to the Olympics!</text:p>
          </table:table-cell>
          <table:table-cell table:style-name="ce7" office:value-type="string">
            <text:p>Shibes across the world relived cool running by helping a Jamaican bobsled team to the Olympics.</text:p>
          </table:table-cell>
          <table:table-cell table:style-name="ce7" office:value-type="string">
            <text:p>https://www.youtube.com/watch?v=avbNnxYNTtU#t=0m8s</text:p>
          </table:table-cell>
          <table:table-cell table:style-name="ce7" office:value-type="string">
            <text:p>Youtube.com</text:p>
          </table:table-cell>
          <table:table-cell table:style-name="ce6" office:value-type="string">
            <text:p>&lt;a href="https://www.youtube.com/results?search_query=dogecoin" &gt;Dogecoin Videos&lt;/a&gt;</text:p>
          </table:table-cell>
          <table:table-cell table:style-name="ce7"/>
          <table:table-cell table:style-name="ce7" table:content-validation-name="val2"/>
          <table:table-cell table:style-name="ce8"/>
          <table:table-cell table:number-columns-repeated="1014"/>
        </table:table-row>
        <table:table-row table:style-name="ro3">
          <table:table-cell table:style-name="ce4" table:content-validation-name="val1" office:value-type="float" office:value="41673">
            <text:p>2/3/2014 0:00:00</text:p>
          </table:table-cell>
          <table:table-cell table:style-name="ce4" table:content-validation-name="val1" office:value-type="float" office:value="41698">
            <text:p>2/28/2014 0:00:00</text:p>
          </table:table-cell>
          <table:table-cell table:style-name="ce8" office:value-type="string">
            <text:p>Doge 4 kids</text:p>
          </table:table-cell>
          <table:table-cell table:style-name="ce7" office:value-type="string">
            <text:p>We helped raise $30,000 for '4 Paws for Ability', a service dog organization that helps kids. <text:s text:c="12"/>-- <text:s/>Our reddit community has over 50,000+</text:p>
          </table:table-cell>
          <table:table-cell table:style-name="ce8" office:value-type="string">
            <text:p>http://vimeo.com/50959272</text:p>
          </table:table-cell>
          <table:table-cell table:style-name="ce7" office:value-type="string">
            <text:p>Vimeo.com</text:p>
          </table:table-cell>
          <table:table-cell table:style-name="ce6" office:value-type="string">
            <text:p>&lt;a href="https://www.youtube.com/results?search_query=dogecoin" &gt;Dogecoin Videos&lt;/a&gt;</text:p>
          </table:table-cell>
          <table:table-cell table:style-name="ce7"/>
          <table:table-cell table:style-name="ce7" table:content-validation-name="val2"/>
          <table:table-cell table:number-columns-repeated="1015"/>
        </table:table-row>
        <table:table-row table:style-name="ro3">
          <table:table-cell table:style-name="ce4" table:content-validation-name="val1" office:value-type="float" office:value="41701">
            <text:p>3/3/2014 0:00:00</text:p>
          </table:table-cell>
          <table:table-cell table:style-name="ce4" table:content-validation-name="val1" office:value-type="float" office:value="41714">
            <text:p>3/16/2014 0:00:00</text:p>
          </table:table-cell>
          <table:table-cell table:style-name="ce8" office:value-type="string">
            <text:p>Doge 4 water</text:p>
          </table:table-cell>
          <table:table-cell table:style-name="ce7" office:value-type="string">
            <text:p>Dogecoin community raises 40 million dogecoins to help dig two wells in kenya.</text:p>
          </table:table-cell>
          <table:table-cell table:style-name="ce8" office:value-type="string">
            <text:p>https://www.youtube.com/watch?v=VmsAXs7aFgE</text:p>
          </table:table-cell>
          <table:table-cell table:style-name="ce7" office:value-type="string">
            <text:p>Youtube.com</text:p>
          </table:table-cell>
          <table:table-cell table:style-name="ce6" office:value-type="string">
            <text:p>&lt;a href="https://www.youtube.com/results?search_query=dogecoin" &gt;Dogecoin Videos&lt;/a&gt;</text:p>
          </table:table-cell>
          <table:table-cell table:style-name="ce8"/>
          <table:table-cell table:style-name="ce8" table:content-validation-name="val2"/>
          <table:table-cell table:style-name="ce8"/>
          <table:table-cell table:number-columns-repeated="1014"/>
        </table:table-row>
        <table:table-row table:style-name="ro3">
          <table:table-cell table:style-name="ce4" table:content-validation-name="val1" office:value-type="float" office:value="41714">
            <text:p>3/16/2014 0:00:00</text:p>
          </table:table-cell>
          <table:table-cell table:style-name="ce3" table:content-validation-name="val1"/>
          <table:table-cell table:style-name="ce7" office:value-type="string">
            <text:p>14 million Dogecoin Tweet</text:p>
          </table:table-cell>
          <table:table-cell table:style-name="ce7" office:value-type="string">
            <text:p>Largest transaction ever to take place on twitter by a mysterious man named Hood.</text:p>
          </table:table-cell>
          <table:table-cell table:style-name="ce7" office:value-type="string">
            <text:p>http://i.imgur.com/mQgjySa.png</text:p>
          </table:table-cell>
          <table:table-cell table:style-name="ce7" office:value-type="string">
            <text:p>http://www.dailydoge.org/2014/03/16/largest-twitter-dogecoin-tip-in-history/</text:p>
          </table:table-cell>
          <table:table-cell table:style-name="ce6" office:value-type="string">
            <text:p>&lt;a href="reddit.com/r/dogecoin" &gt;Reddit Community Hub&lt;/a&gt;</text:p>
          </table:table-cell>
          <table:table-cell table:style-name="ce7"/>
          <table:table-cell table:style-name="ce7" table:content-validation-name="val2"/>
          <table:table-cell table:number-columns-repeated="1015"/>
        </table:table-row>
        <table:table-row table:style-name="ro5">
          <table:table-cell table:style-name="ce4" table:content-validation-name="val1" office:value-type="float" office:value="41723">
            <text:p>3/25/2014 0:00:00</text:p>
          </table:table-cell>
          <table:table-cell table:style-name="ce3" table:content-validation-name="val1"/>
          <table:table-cell table:style-name="ce7" office:value-type="string">
            <text:p>Doge 4 Nascar</text:p>
          </table:table-cell>
          <table:table-cell table:style-name="ce7" office:value-type="string">
            <text:p>Community raises 67.5 million dogecoins to sponsor Josh wise. GO #98</text:p>
          </table:table-cell>
          <table:table-cell table:style-name="ce7" office:value-type="string">
            <text:p>https://pbs.twimg.com/media/BjrFmsXIYAE2CJD.png</text:p>
          </table:table-cell>
          <table:table-cell table:style-name="ce7" office:value-type="string">
            <text:p>Dogecoin.com</text:p>
          </table:table-cell>
          <table:table-cell table:style-name="ce6" office:value-type="string">
            <text:p>&lt;a href="reddit.com/r/dogecoin" &gt;Reddit Community Hub&lt;/a&gt;</text:p>
          </table:table-cell>
          <table:table-cell table:style-name="ce7" table:number-columns-repeated="2"/>
          <table:table-cell table:number-columns-repeated="1015"/>
        </table:table-row>
        <table:table-row table:style-name="ro6">
          <table:table-cell table:style-name="ce4" table:content-validation-name="val1" office:value-type="float" office:value="41730">
            <text:p>4/1/2014 0:00:00</text:p>
          </table:table-cell>
          <table:table-cell table:style-name="ce3" table:content-validation-name="val1"/>
          <table:table-cell table:style-name="ce7" office:value-type="string">
            <text:p>GoCoin Accepts Dogecoin As Payment</text:p>
          </table:table-cell>
          <table:table-cell table:style-name="ce7" office:value-type="string">
            <text:p>GoCoin now accepts Dogecoin as payment. Allowing for more businesses to accept dogecoin. To The Moon!</text:p>
          </table:table-cell>
          <table:table-cell table:style-name="ce7" office:value-type="string">
            <text:p>http://image.slidesharecdn.com/gocoin-sales-deck-140521153650-phpapp01/95/the-best-way-to-accept-bitcoin-dogecoin-and-litecoin-is-gocoin-1-638.jpg?cb=1402539032</text:p>
          </table:table-cell>
          <table:table-cell table:style-name="ce7" office:value-type="string">
            <text:p>Gocoin.com</text:p>
          </table:table-cell>
          <table:table-cell table:style-name="ce6" office:value-type="string">
            <text:p>&lt;a href="reddit.com/r/dogecoin" &gt;Reddit Community Hub&lt;/a&gt;</text:p>
          </table:table-cell>
          <table:table-cell table:style-name="ce7" table:number-columns-repeated="2"/>
          <table:table-cell table:number-columns-repeated="1015"/>
        </table:table-row>
        <table:table-row table:style-name="ro5">
          <table:table-cell table:style-name="ce4" table:content-validation-name="val1" office:value-type="float" office:value="41742">
            <text:p>4/13/2014 0:00:00</text:p>
          </table:table-cell>
          <table:table-cell table:style-name="ce3" table:content-validation-name="val1"/>
          <table:table-cell table:style-name="ce7" office:value-type="string">
            <text:p>We had our Picture taken in Space</text:p>
          </table:table-cell>
          <table:table-cell office:value-type="string">
            <text:p>We were so close to the moon on that day.</text:p>
          </table:table-cell>
          <table:table-cell table:style-name="ce7" office:value-type="string">
            <text:p>http://i.imgur.com/0KOv1hr.jpg</text:p>
          </table:table-cell>
          <table:table-cell table:style-name="ce7" office:value-type="string">
            <text:p>http://imgur.com/a/hN83v</text:p>
          </table:table-cell>
          <table:table-cell table:style-name="ce6" office:value-type="string">
            <text:p>&lt;a href="reddit.com/r/dogecoin" &gt;Reddit Community Hub&lt;/a&gt;</text:p>
          </table:table-cell>
          <table:table-cell table:style-name="ce7" table:number-columns-repeated="2"/>
          <table:table-cell table:number-columns-repeated="1015"/>
        </table:table-row>
        <table:table-row table:style-name="ro5">
          <table:table-cell table:style-name="ce3" office:value-type="float" office:value="41754">
            <text:p>4/25/2014 0:00:00</text:p>
          </table:table-cell>
          <table:table-cell table:style-name="ce3"/>
          <table:table-cell table:style-name="ce7" office:value-type="string">
            <text:p>First DogeCon Sf</text:p>
          </table:table-cell>
          <table:table-cell table:style-name="ce7" office:value-type="string">
            <text:p>Dogecoin hosted Dogecon in San Fransisco. Jackson Palmer and other major heads were all at this event.</text:p>
          </table:table-cell>
          <table:table-cell table:style-name="ce7" office:value-type="string">
            <text:p>https://pbs.twimg.com/media/BmG_90iIEAAJtND.jpg:large</text:p>
          </table:table-cell>
          <table:table-cell table:style-name="ce7" office:value-type="string">
            <text:p>https://twitter.com/dogecoin</text:p>
          </table:table-cell>
          <table:table-cell table:style-name="ce6" office:value-type="string">
            <text:p>&lt;a href="https://twitter.com/dogecoin" &gt;Check Dogecoin out on twitter&lt;/a&gt;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3" office:value-type="float" office:value="41755">
            <text:p>4/26/2014 0:00:00</text:p>
          </table:table-cell>
          <table:table-cell table:style-name="ce3"/>
          <table:table-cell table:style-name="ce7" office:value-type="string">
            <text:p>What is Dogecoin?</text:p>
          </table:table-cell>
          <table:table-cell table:style-name="ce7" office:value-type="string">
            <text:p>A video is released to explain Dogecoin for everyone.</text:p>
          </table:table-cell>
          <table:table-cell table:style-name="ce7" office:value-type="string">
            <text:p>https://www.youtube.com/watch?v=_KVZmS_UO5I</text:p>
          </table:table-cell>
          <table:table-cell table:style-name="ce7" office:value-type="string">
            <text:p>Youtube.com</text:p>
          </table:table-cell>
          <table:table-cell table:style-name="ce6" office:value-type="string">
            <text:p>&lt;a href="https://www.youtube.com/results?search_query=dogecoin" &gt;Dogecoin Videos&lt;/a&gt;</text:p>
          </table:table-cell>
          <table:table-cell table:style-name="ce7" table:number-columns-repeated="2"/>
          <table:table-cell table:number-columns-repeated="1015"/>
        </table:table-row>
        <table:table-row table:style-name="ro5">
          <table:table-cell table:style-name="ce3" office:value-type="float" office:value="41763">
            <text:p>5/4/2014 0:00:00</text:p>
          </table:table-cell>
          <table:table-cell table:style-name="ce3"/>
          <table:table-cell table:style-name="ce7" office:value-type="string">
            <text:p>Dogecoin Car Races at Talladega</text:p>
          </table:table-cell>
          <table:table-cell table:style-name="ce7" office:value-type="string">
            <text:p>Finally the world gets to see our Shibe Car Go.</text:p>
          </table:table-cell>
          <table:table-cell table:style-name="ce7" office:value-type="string">
            <text:p>https://pbs.twimg.com/media/Bm0FiP8CUAAwB8V.jpg:large</text:p>
          </table:table-cell>
          <table:table-cell table:style-name="ce7" office:value-type="string">
            <text:p>https://twitter.com/dogecoin</text:p>
          </table:table-cell>
          <table:table-cell table:style-name="ce6" office:value-type="string">
            <text:p>&lt;a href="https://twitter.com/dogecoin" &gt;Check Dogecoin out on twitter&lt;/a&gt;</text:p>
          </table:table-cell>
          <table:table-cell table:style-name="ce7" table:number-columns-repeated="2"/>
          <table:table-cell table:number-columns-repeated="1015"/>
        </table:table-row>
        <table:table-row table:style-name="ro5">
          <table:table-cell table:style-name="ce3" office:value-type="float" office:value="41775">
            <text:p>5/16/2014 0:00:00</text:p>
          </table:table-cell>
          <table:table-cell table:style-name="ce3"/>
          <table:table-cell table:style-name="ce7" office:value-type="string">
            <text:p>Voted Josh wise for Sprint All Star Vote</text:p>
          </table:table-cell>
          <table:table-cell table:style-name="ce7" office:value-type="string">
            <text:p>Doge community went nuts trying to vote Josh wise into the All-Star Race. In return, we got to see the Doge car race one more time.</text:p>
          </table:table-cell>
          <table:table-cell table:style-name="ce7" office:value-type="string">
            <text:p>https://pbs.twimg.com/media/Bny9o4eCMAEh8ON.jpg:large</text:p>
          </table:table-cell>
          <table:table-cell table:style-name="ce7" office:value-type="string">
            <text:p>https://twitter.com/dogecoin</text:p>
          </table:table-cell>
          <table:table-cell table:style-name="ce6" office:value-type="string">
            <text:p>&lt;a href="https://twitter.com/dogecoin" &gt;Check Dogecoin out on twitter&lt;/a&gt;</text:p>
          </table:table-cell>
          <table:table-cell table:style-name="ce7" table:number-columns-repeated="2"/>
          <table:table-cell table:number-columns-repeated="1015"/>
        </table:table-row>
        <table:table-row table:style-name="ro7" table:number-rows-repeated="2">
          <table:table-cell table:style-name="ce3" table:number-columns-repeated="2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1015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16">
      <number:text-content/>
      <style:map style:condition="value()&gt;=0" style:apply-style-name="N116P0"/>
    </number:text-style>
    <number:number-style style:name="N117">
      <number:number number:decimal-places="15" number:min-integer-digits="1" number:decimal-replacement="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8/28/2014</text:date>, <text:time>06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d1" style:display-name="PageStyle_o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106" meta:object-count="0"/>
  </office:meta>
</office:document-meta>
</file>